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700">
            <text:p>1700</text:p>
          </table:table-cell>
          <table:table-cell table:number-columns-repeated="3"/>
          <table:table-cell office:value-type="float" office:value="1481.87">
            <text:p>1481.8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3"/>
          <table:table-cell office:value-type="float" office:value="44.74">
            <text:p>44.74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table:number-columns-repeated="3"/>
          <table:table-cell office:value-type="float" office:value="13.87">
            <text:p>13.8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4.9">
            <text:p>34.9</text:p>
          </table:table-cell>
          <table:table-cell table:number-columns-repeated="2"/>
          <table:table-cell office:value-type="float" office:value="95.25">
            <text:p>95.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4.9">
            <text:p>34.9</text:p>
          </table:table-cell>
          <table:table-cell table:number-columns-repeated="2"/>
          <table:table-cell office:value-type="float" office:value="21.2">
            <text:p>21.2</text:p>
          </table:table-cell>
          <table:table-cell table:formula="of:=SUM([.E2:.E5])" office:value-type="float" office:value="175.06">
            <text:p>175.0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4.9">
            <text:p>34.9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4.9">
            <text:p>34.9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number-columns-repeated="3"/>
          <table:table-cell table:formula="of:=SUM([.E1:.E11])" office:value-type="float" office:value="1656.93">
            <text:p>1656.93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float" office:value="128.2">
            <text:p>128.2</text:p>
          </table:table-cell>
          <table:table-cell table:number-columns-repeated="5"/>
        </table:table-row>
        <table:table-row table:style-name="ro1">
          <table:table-cell office:value-type="float" office:value="267">
            <text:p>267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office:value-type="float" office:value="350">
            <text:p>350</text:p>
          </table:table-cell>
          <table:table-cell table:number-columns-repeated="5"/>
        </table:table-row>
        <table:table-row table:style-name="ro1">
          <table:table-cell office:value-type="float" office:value="508">
            <text:p>508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formula="of:=SUM([.A1:.A21])" office:value-type="float" office:value="4921.2">
            <text:p>4921.2</text:p>
          </table:table-cell>
          <table:table-cell table:formula="of:=SUM([.B1:.B21])" office:value-type="float" office:value="139.6">
            <text:p>139.6</text:p>
          </table:table-cell>
          <table:table-cell table:formula="of:=[.A22]-[.B22]" office:value-type="float" office:value="4781.6">
            <text:p>4781.6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16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15:32:18.06</meta:creation-date>
    <dc:date>2011-07-05T16:58:12.89</dc:date>
    <meta:editing-duration>PT1H10M44S</meta:editing-duration>
    <meta:editing-cycles>1</meta:editing-cycles>
    <meta:document-statistic meta:table-count="3" meta:cell-count="33" meta:object-count="0"/>
    <meta:generator>LibreOffice/3.3$Win32 LibreOffice_project/330m19$Build-202</meta:generator>
  </office:meta>
</office:document-meta>
</file>